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Groundwater Qualit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One of the following:</text:span></text:p>
            <text:p><text:span text:style-name="T1">• (blank)</text:span></text:p>
            <text:p><text:span text:style-name="T1">• S/m</text:span></text:p>
            <text:p><text:span text:style-name="T1">• μS/cm</text:span></text:p>
            <text:p><text:span text:style-name="T1">• </text:span><text:span text:style-name="T2">°</text:span><text:span text:style-name="T3">C</text:span></text:p>
            <text:p><text:span text:style-name="T1">• °F</text:span></text:p>
            <text:p><text:span text:style-name="T1">• °K</text:span></text:p>
            <text:p><text:span text:style-name="T1">• mg/L</text:span></text:p>
            <text:p><text:span text:style-name="T1">• ppm</text:span></text:p>
            <text:p><text:span text:style-name="T1">• ng/L</text:span></text:p>
            <text:p><text:span text:style-name="T1">• μg/L</text:span></text:p>
            <text:p><text:span text:style-name="T1">• cfu per mL</text:span></text:p>
            <text:p><text:span text:style-name="T1">• cfu per 100 ml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bstraction-Discharge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1">• m</text:span><text:span text:style-name="T2">³/s</text:span></text:p>
            <text:p><text:span text:style-name="T4">• m³/m</text:span></text:p>
            <text:p><text:span text:style-name="T4">• m³/h</text:span></text:p>
            <text:p><text:span text:style-name="T4">• m³/d</text:span></text:p>
            <text:p><text:span text:style-name="T1">• ft³/s</text:span></text:p>
            <text:p><text:span text:style-name="T1">• ft³/m</text:span></text:p>
            <text:p><text:span text:style-name="T1">• ft³/h</text:span></text:p>
            <text:p><text:span text:style-name="T1">• ft³/d</text:span></text:p>
            <text:p><text:span text:style-name="T1">• L/s</text:span></text:p>
            <text:p><text:span text:style-name="T1">• L/m</text:span></text:p>
            <text:p><text:span text:style-name="T1">• L/h</text:span></text:p>
            <text:p><text:span text:style-name="T1">• L/d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7"/>
        </table:table-row>
        <table:table-row table:style-name="ro3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6:02:48.235297453</dc:date>
    <meta:editing-duration>PT30S</meta:editing-duration>
    <meta:editing-cycles>6</meta:editing-cycles>
    <meta:document-statistic meta:table-count="3" meta:cell-count="36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